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ocumentScanner.setDocumentHandler( XMLDocumentHandler docum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Scanner.scanDocument( boolean comp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ocumentScanner.reset( XMLComponent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Scanner.XMLDocument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Scanner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Scanner.startEntity( String name , String publicId , String systemId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Scanner.setProperty( String propertyI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cumentScann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